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face style:name="Aptos Display" svg:font-family="'Aptos Display'"/>
    <style:font-face style:name="Aptos Display1" svg:font-family="'Aptos Display'" style:font-pitch="variable"/>
    <style:font-face style:name="Aptos1" svg:font-family="Aptos"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2" style:family="graphic" style:parent-style-name="standard">
      <style:graphic-properties draw:fill-color="#ff0000" draw:textarea-horizontal-align="justify" draw:textarea-vertical-align="middle" draw:auto-grow-height="false" fo:min-height="0cm" fo:min-width="0cm"/>
    </style:style>
    <style:style style:name="gr3" style:family="graphic" style:parent-style-name="standard">
      <style:graphic-properties draw:fill-color="#81d41a" draw:textarea-horizontal-align="justify" draw:textarea-vertical-align="middle" draw:auto-grow-height="false" fo:min-height="0cm" fo:min-width="0cm"/>
    </style:style>
    <style:style style:name="gr4" style:family="graphic" style:parent-style-name="objectwithoutfill">
      <style:graphic-properties svg:stroke-width="0.053cm" svg:stroke-color="#000000" draw:marker-start="Arrowheads_20_2" draw:marker-start-width="0.38cm" draw:marker-end="Arrowheads_20_1" draw:marker-end-width="0.379cm" draw:fill="none" draw:textarea-vertical-align="middle" fo:padding-top="0.151cm" fo:padding-bottom="0.151cm" fo:padding-left="0.276cm" fo:padding-right="0.276cm"/>
    </style:style>
    <style:style style:name="gr5"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2.845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0.955cm"/>
      <style:paragraph-properties style:writing-mode="lr-tb"/>
    </style:style>
    <style:style style:name="gr8" style:family="graphic" style:parent-style-name="objectwithoutfill">
      <style:graphic-properties draw:stroke="dash" draw:stroke-dash="Long_20_Dash" svg:stroke-width="0.081cm" svg:stroke-color="#bf819e" draw:marker-start="Dimension_20_Lines" draw:marker-start-width="0.419cm" draw:marker-end="Dimension_20_Lines" draw:marker-end-width="0.419cm" svg:stroke-linecap="butt" draw:fill="none" draw:textarea-vertical-align="middle" fo:padding-top="0.165cm" fo:padding-bottom="0.165cm" fo:padding-left="0.29cm" fo:padding-right="0.29cm"/>
    </style:style>
    <style:style style:name="gr9" style:family="graphic" style:parent-style-name="standard" style:list-style-name="L1">
      <style:graphic-properties draw:stroke="none" svg:stroke-color="#000000" draw:fill="none" draw:fill-color="#ffffff" draw:auto-grow-height="true" draw:auto-grow-width="false" fo:max-height="0cm" fo:min-height="0.955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0.955cm"/>
      <style:paragraph-properties style:writing-mode="lr-tb"/>
    </style:style>
    <style:style style:name="gr11" style:family="graphic">
      <style:graphic-properties style:protect="size"/>
    </style:style>
    <style:style style:name="pr1" style:family="presentation" style:parent-style-name="Title_20_Slide-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color="#ff0000"/>
      <style:paragraph-properties fo:text-align="center"/>
    </style:style>
    <style:style style:name="P3" style:family="paragraph">
      <loext:graphic-properties draw:fill-color="#81d41a"/>
      <style:paragraph-properties fo:text-align="center"/>
    </style:style>
    <style:style style:name="P4" style:family="paragraph">
      <loext:graphic-properties draw:fill="none" draw:fill-color="#ffffff"/>
    </style:style>
    <style:style style:name="P5" style:family="paragraph">
      <style:paragraph-properties fo:margin-left="0cm" fo:margin-right="0cm" fo:margin-top="0cm" fo:margin-bottom="0cm" fo:line-height="100%" fo:text-indent="0cm"/>
      <style:text-properties fo:color="#800080" loext:opacity="100%"/>
    </style:style>
    <style:style style:name="P6" style:family="paragraph">
      <loext:graphic-properties draw:fill="none" draw:fill-color="#ffffff"/>
      <style:text-properties fo:color="#800080" loext:opacity="100%"/>
    </style:style>
    <style:style style:name="P7" style:family="paragraph">
      <loext:graphic-properties draw:fill="none" draw:fill-color="#ffffff"/>
      <style:paragraph-properties fo:margin-left="0cm" fo:margin-right="0cm" fo:margin-top="0cm" fo:margin-bottom="0cm" fo:line-height="100%" fo:text-indent="0cm"/>
      <style:text-properties fo:color="#800080" loext:opacity="100%"/>
    </style:style>
    <style:style style:name="P8" style:family="paragraph">
      <loext:graphic-properties draw:fill-color="#ffffff"/>
      <style:paragraph-properties style:writing-mode="lr-tb"/>
    </style:style>
    <style:style style:name="T1" style:family="text">
      <style:text-properties fo:color="#800080" loext:opacity="100%"/>
    </style:style>
    <style:style style:name="T2" style:family="text">
      <style:text-properties fo:font-variant="normal" fo:text-transform="none" fo:color="#800080" loext:opacity="10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 style:family="text">
      <style:text-properties fo:font-variant="normal" fo:text-transform="none" fo:color="#800080" loext:opacity="100%" style:text-outline="false" style:text-line-through-style="none" style:text-line-through-type="none" style:text-position="-8% 58%"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 style:family="text">
      <style:text-properties fo:color="#800080" loext:opacity="100%" style:text-position="-8%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path draw:style-name="gr1" draw:text-style-name="P1" draw:layer="layout" svg:width="4.883cm" svg:height="10.406cm" draw:transform="rotate (-1.69523830246209) translate (11.9406775960832cm 3.20454166579065cm)" svg:viewBox="0 0 4884 10407" svg:d="M3862 10371c214 91 425-8 623-78 227-81 332-349 389-579 71-288-250-395-411-546-180-169-427-280-557-495-119-199 32-433 128-614 107-200 215-412 244-646 35-283 14-611-204-812-155-143-353-258-566-288-253-36-506 49-757 95-271 49-405 246-579 431-241 256-456 473-721 655-178 121-371 318-617 264-245-54-507-202-605-471-108-294-112-590-179-883-53-229-143-591 220-695 259-74 488 41 736 11 203-24 448 66 602-110 178-201 101-486 97-729-3-226-38-452-34-680 5-289 285-602 589-484 156 60 363 106 455-194 100-329 16-568 62-862 55-356 333-202 550-257 229-57 456-92 689-86 200 5 392-119 476-299 98-213 160-449 154-686-5-202 36-449-110-602-176-184-229-574-511-533-246 35-457 19-657-55-298-111-601-138-906-143-277-5-550 99-791 235l-17 2">
          <text:p/>
        </draw:path>
        <draw:custom-shape draw:style-name="gr2" draw:text-style-name="P2" draw:layer="layout" svg:width="0.255cm" svg:height="0.255cm" svg:x="4.919cm" svg:y="6.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255cm" svg:height="0.255cm" svg:x="9.04cm" svg:y="6.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5.038cm" svg:y1="6.275cm" svg:x2="9.04cm" svg:y2="6.733cm">
          <text:p/>
        </draw:line>
        <draw:frame draw:style-name="gr5" draw:text-style-name="P4" draw:layer="layout" svg:width="0.627cm" svg:height="0.962cm" svg:x="6.327cm" svg:y="6.504cm">
          <draw:text-box>
            <text:p>r</text:p>
          </draw:text-box>
        </draw:frame>
        <draw:frame draw:style-name="gr5" draw:text-style-name="P6" draw:layer="layout" svg:width="0.678cm" svg:height="0.962cm" svg:x="1.017cm" svg:y="5.281cm">
          <draw:text-box>
            <text:p text:style-name="P5"><text:span text:style-name="T1">0</text:span></text:p>
          </draw:text-box>
        </draw:frame>
        <draw:frame draw:style-name="gr6" draw:text-style-name="P7" draw:layer="layout" svg:width="2.44cm" svg:height="3.095cm" svg:x="5.626cm" svg:y="4.319cm">
          <draw:text-box>
            <text:p text:style-name="P5"><text:span text:style-name="T2">|n</text:span><text:span text:style-name="T3">1</text:span><text:span text:style-name="T2">-</text:span><text:span text:style-name="T1">n</text:span><text:span text:style-name="T4">2</text:span><text:span text:style-name="T1">|</text:span></text:p>
          </draw:text-box>
        </draw:frame>
        <draw:frame draw:style-name="gr7" draw:text-style-name="P7" draw:layer="layout" svg:width="1.255cm" svg:height="1.205cm" svg:x="9.216cm" svg:y="5.898cm">
          <draw:text-box>
            <text:p text:style-name="P5"><text:span text:style-name="T1">n</text:span><text:span text:style-name="T4">2</text:span></text:p>
          </draw:text-box>
        </draw:frame>
        <draw:path draw:style-name="gr8" draw:text-style-name="P1" draw:layer="layout" svg:width="3.421cm" svg:height="6.099cm" draw:transform="rotate (0.841597765311666) translate (3.00259728792569cm 4.36178552442341cm)" svg:viewBox="0 0 3422 6100" svg:d="M0 2784c117 3 237-7 351-46 107-37 199-97 283-165 90-72 168-156 216-256 52-106 165-155 170-291 5-127 86-239 94-363 9-130 29-261 75-383 45-122 25-257 35-387 9-120 93-224 113-341 24-134 119-174 156-279 37-104 128-186 227-228 121-51 251-12 377-34 115-20 251-19 351 54 101 72 162 185 267 256 85 58 155 139 229 214 79 81 157 163 234 247 65 71 118 160 195 218 135 101-50 204-70 291-26 113-133 149-213 202-99 67-200 135-286 218-91 88-194 165-300 231-93 58-158 161-169 265-12 110 36 224 95 320 62 99 123 203 191 299 69 98 138 197 218 286 76 85 145 175 213 266 59 81 107 166 158 263 72 135-61 187-108 262-57 92-144 162-233 221-83 57-148 138-231 194-134 90-32 220 9 309 44 96 100 189 151 283 50 93 98 190 152 283 52 89 219 201 82 319-100 86-175 202-283 278-95 68-92 203-202 257l-90 41-41 12">
          <text:p/>
        </draw:path>
        <draw:frame draw:style-name="gr9" draw:text-style-name="P7" draw:layer="layout" svg:width="1.255cm" svg:height="1.205cm" svg:x="1.274cm" svg:y="-1.652cm">
          <draw:text-box>
            <text:p text:style-name="P5"><text:span text:style-name="T1">n</text:span><text:span text:style-name="T4">1</text:span></text:p>
          </draw:text-box>
        </draw:frame>
        <draw:frame draw:style-name="gr10" draw:text-style-name="P7" draw:layer="layout" svg:width="1.255cm" svg:height="1.205cm" svg:x="3.954cm" svg:y="5.332cm">
          <draw:text-box>
            <text:p text:style-name="P5"><text:span text:style-name="T1">n</text:span><text:span text:style-name="T4">1</text:span></text:p>
          </draw:text-box>
        </draw:frame>
        <draw:frame draw:style-name="gr5" draw:text-style-name="P6" draw:layer="layout" svg:width="0.678cm" svg:height="0.962cm" svg:x="10.695cm" svg:y="4.412cm">
          <draw:text-box>
            <text:p text:style-name="P5"><text:span text:style-name="T1">N</text:span></text:p>
          </draw:text-box>
        </draw:frame>
        <presentation:notes draw:style-name="dp2">
          <draw:page-thumbnail draw:style-name="gr11" draw:layer="layout" svg:width="19.798cm" svg:height="11.136cm" svg:x="0.6cm" svg:y="2.257cm" draw:page-number="1" presentation:class="page"/>
          <draw:frame presentation:style-name="pr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face style:name="Aptos Display" svg:font-family="'Aptos Display'"/>
    <style:font-face style:name="Aptos Display1" svg:font-family="'Aptos Display'" style:font-pitch="variable"/>
    <style:font-face style:name="Aptos1" svg:font-family="Aptos"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Dimension_20_Lines" draw:display-name="Dimension Lines" svg:viewBox="0 0 836 110" svg:d="M0 0h278 278 280v36 36 38h-278-278-280v-36-36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da" fo:country="DK"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5.3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5.3999996185303pt" style:font-style-asian="normal" style:font-weight-asian="normal" style:font-name-complex="Lohit Devanagari" style:font-family-complex="'Lohit Devanagari'" style:font-family-generic-complex="system" style:font-pitch-complex="variable" style:font-size-complex="15.3999996185303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ptos" fo:font-family="Aptos"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ptos" fo:font-family="Aptos" fo:font-size="9.89999961853027pt" fo:letter-spacing="normal" fo:font-style="normal" style:text-underline-style="none" fo:font-weight="normal" fo:background-color="transparent" style:font-size-asian="9.89999961853027pt" style:font-style-asian="normal" style:font-weight-asian="normal" style:font-size-complex="9.89999961853027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ptos" fo:font-family="Aptos" fo:font-size="9.89999961853027pt" fo:letter-spacing="normal" fo:font-style="normal" style:text-underline-style="none" fo:font-weight="normal" fo:background-color="transparent" style:font-size-asian="9.89999961853027pt" style:font-style-asian="normal" style:font-weight-asian="normal" style:font-size-complex="9.89999961853027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4.001cm" fo:page-height="14.001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0_Slide-title">
      <style:graphic-properties draw:stroke="none" svg:stroke-width="0cm" draw:fill="none" draw:textarea-vertical-align="bottom" draw:auto-grow-height="false" draw:fit-to-size="false" style:shrink-to-fit="false" fo:min-height="2.338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8.12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33.0999984741211pt"/>
    </style:style>
    <style:style style:name="MP7" style:family="paragraph">
      <style:paragraph-properties fo:margin-left="0cm" fo:margin-right="0cm" fo:margin-top="0cm" fo:margin-bottom="0cm" fo:line-height="100%" fo:text-align="start" fo:text-indent="0cm" style:punctuation-wrap="hanging" style:writing-mode="lr-tb"/>
      <style:text-properties fo:font-size="6.59999990463257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6.59999990463257pt" style:font-size-asian="14pt" style:font-size-complex="14pt"/>
    </style:style>
    <style:style style:name="MP9" style:family="paragraph">
      <style:paragraph-properties fo:text-align="center" style:writing-mode="lr-tb"/>
      <style:text-properties fo:font-size="6.59999990463257pt" style:font-size-asian="14pt" style:font-size-complex="14pt"/>
    </style:style>
    <style:style style:name="MP10" style:family="paragraph">
      <style:paragraph-properties fo:margin-left="0cm" fo:margin-right="0cm" fo:margin-top="0cm" fo:margin-bottom="0cm" fo:line-height="100%" fo:text-align="end" fo:text-indent="0cm" style:punctuation-wrap="hanging" style:writing-mode="lr-tb"/>
      <style:text-properties fo:font-size="6.59999990463257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ptos Display" fo:font-size="33.0999984741211pt" fo:letter-spacing="normal" fo:language="en" fo:country="GB" fo:font-style="normal" style:text-underline-style="none" fo:font-weight="normal" fo:background-color="transparent" style:font-size-asian="33.0999984741211pt" style:font-style-asian="normal" style:font-weight-asian="normal" style:font-size-complex="33.0999984741211pt" style:font-style-complex="normal" style:font-weight-complex="normal"/>
    </style:style>
    <style:style style:name="MT3" style:family="text">
      <style:text-properties fo:font-variant="normal" fo:text-transform="none" fo:color="#787878" loext:opacity="100%" style:text-line-through-style="none" style:text-line-through-type="none" style:text-position="0% 100%" style:font-name="Aptos" fo:font-size="6.59999990463257pt" fo:letter-spacing="normal" fo:language="en" fo:country="GB" fo:font-style="normal" style:text-underline-style="none" fo:font-weight="normal" fo:background-color="transparent" style:font-size-asian="6.59999990463257pt" style:font-style-asian="normal" style:font-weight-asian="normal" style:font-size-complex="6.5999999046325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11.9cm" svg:height="4.873cm" svg:x="1.05cm" svg:y="2.291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3.149cm" svg:height="0.744cm" svg:x="0.963cm" svg:y="12.977cm" presentation:class="date-time" presentation:user-transformed="true">
        <draw:text-box>
          <text:p text:style-name="MP7"><text:span text:style-name="MT3"><presentation:date-time/></text:span></text:p>
        </draw:text-box>
      </draw:frame>
      <draw:frame draw:name="Footer Placeholder 4" presentation:style-name="Mpr2" draw:text-style-name="MP8" draw:layer="backgroundobjects" svg:width="4.724cm" svg:height="0.744cm" svg:x="4.638cm" svg:y="12.977cm" presentation:class="footer" presentation:user-transformed="true">
        <draw:text-box>
          <text:p text:style-name="MP9"><text:span text:style-name="MT1"><presentation:footer/></text:span></text:p>
        </draw:text-box>
      </draw:frame>
      <draw:frame draw:name="Slide Number Placeholder 5" presentation:style-name="Mpr2" draw:text-style-name="MP8" draw:layer="backgroundobjects" svg:width="3.149cm" svg:height="0.744cm" svg:x="9.888cm" svg:y="12.97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12.599cm" svg:height="8.119cm" svg:x="0.7cm" svg:y="3.276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Andreas Haahr Larsen</meta:initial-creator>
    <meta:editing-cycles>3</meta:editing-cycles>
    <meta:creation-date>2024-06-19T13:58:35</meta:creation-date>
    <dc:date>2024-08-15T18:01:47.911518733</dc:date>
    <meta:editing-duration>PT7H18M9S</meta:editing-duration>
    <meta:generator>LibreOffice/7.3.7.2$Linux_X86_64 LibreOffice_project/30$Build-2</meta:generator>
    <meta:document-statistic meta:object-count="35"/>
    <meta:user-defined meta:name="AppVersion">16.0000</meta:user-defined>
    <meta:user-defined meta:name="PresentationFormat">Custom</meta:user-defined>
    <meta:user-defined meta:name="Slides" meta:value-type="float">1</meta:user-defined>
    <meta:template xlink:type="simple" xlink:actuate="onRequest" xlink:title="Office Theme" xlink:href=""/>
  </office:meta>
</office:document-meta>
</file>